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7" style:family="table-column">
      <style:table-column-properties style:column-width="0.45in"/>
    </style:style>
    <style:style style:name="TableColumn18" style:family="table-column">
      <style:table-column-properties style:column-width="1.9875in"/>
    </style:style>
    <style:style style:name="TableColumn19" style:family="table-column">
      <style:table-column-properties style:column-width="1.1222in"/>
    </style:style>
    <style:style style:name="TableColumn20" style:family="table-column">
      <style:table-column-properties style:column-width="1.3444in"/>
    </style:style>
    <style:style style:name="TableColumn21" style:family="table-column">
      <style:table-column-properties style:column-width="2.3902in"/>
    </style:style>
    <style:style style:name="TableColumn22" style:family="table-column">
      <style:table-column-properties style:column-width="2.5173in"/>
    </style:style>
    <style:style style:name="Table16" style:family="table">
      <style:table-properties style:width="9.8118in" fo:margin-left="0in" table:align="center"/>
    </style:style>
    <style:style style:name="TableRow23" style:family="table-row">
      <style:table-row-properties style:min-row-height="0.1527in"/>
    </style:style>
    <style:style style:name="TableCell2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6" style:parent-style-name="預設段落字型" style:family="text">
      <style:text-properties style:font-name-asian="標楷體"/>
    </style:style>
    <style:style style:name="TableCell2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margin-top="0.0416in" fo:margin-bottom="0.0416in"/>
    </style:style>
    <style:style style:name="T29" style:parent-style-name="預設段落字型" style:family="text">
      <style:text-properties style:font-name="標楷體" style:font-name-asian="標楷體" fo:color="#FF0000"/>
    </style:style>
    <style:style style:name="T30" style:parent-style-name="預設段落字型" style:family="text">
      <style:text-properties style:font-name-asian="標楷體" fo:color="#FF0000"/>
    </style:style>
    <style:style style:name="TableCell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3" style:parent-style-name="預設段落字型" style:family="text">
      <style:text-properties style:font-name-asian="標楷體"/>
    </style:style>
    <style:style style:name="TableCell3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6" style:family="table-row">
      <style:table-row-properties style:min-row-height="0.2416in"/>
    </style:style>
    <style:style style:name="TableCell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margin-top="0.0416in" fo:margin-bottom="0.0416in"/>
    </style:style>
    <style:style style:name="T41" style:parent-style-name="預設段落字型" style:family="text">
      <style:text-properties style:font-name="標楷體" style:font-name-asian="標楷體" fo:color="#FF0000"/>
    </style:style>
    <style:style style:name="T42" style:parent-style-name="預設段落字型" style:family="text">
      <style:text-properties style:font-name-asian="標楷體" fo:color="#FF0000"/>
    </style:style>
    <style:style style:name="T43" style:parent-style-name="預設段落字型" style:family="text">
      <style:text-properties style:font-name-asian="標楷體" fo:color="#FF0000"/>
    </style:style>
    <style:style style:name="T44" style:parent-style-name="預設段落字型" style:family="text">
      <style:text-properties style:font-name-asian="標楷體" fo:color="#FF0000"/>
    </style:style>
    <style:style style:name="T45" style:parent-style-name="預設段落字型" style:family="text">
      <style:text-properties style:font-name-asian="標楷體" fo:color="#FF0000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-asian="標楷體"/>
    </style:style>
    <style:style style:name="TableCell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3" style:family="table-row">
      <style:table-row-properties style:min-row-height="0.2416in"/>
    </style:style>
    <style:style style:name="TableCell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416in" fo:margin-bottom="0.0416in"/>
    </style:style>
    <style:style style:name="T68" style:parent-style-name="預設段落字型" style:family="text">
      <style:text-properties style:font-name-asian="標楷體" fo:color="#FF0000"/>
    </style:style>
    <style:style style:name="T69" style:parent-style-name="預設段落字型" style:family="text">
      <style:text-properties style:font-name-asian="標楷體" fo:color="#FF0000"/>
    </style:style>
    <style:style style:name="TableRow70" style:family="table-row">
      <style:table-row-properties style:min-row-height="0.3861in"/>
    </style:style>
    <style:style style:name="TableCell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margin-top="0.0416in" fo:margin-bottom="0.0416in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/>
    </style:style>
    <style:style style:name="T76" style:parent-style-name="預設段落字型" style:family="text">
      <style:text-properties style:font-name-asian="標楷體"/>
    </style:style>
    <style:style style:name="P77" style:parent-style-name="內文" style:family="paragraph">
      <style:paragraph-properties style:snap-to-layout-grid="false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  <style:text-properties style:font-name-asian="標楷體"/>
    </style:style>
    <style:style style:name="P83" style:parent-style-name="內文" style:family="paragraph">
      <style:paragraph-properties style:snap-to-layout-grid="false" fo:text-align="center" fo:margin-right="-0.1048in" fo:text-indent="-0.075in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/>
    </style:style>
    <style:style style:name="P90" style:parent-style-name="內文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  <style:text-properties style:font-name-asian="標楷體"/>
    </style:style>
    <style:style style:name="P96" style:parent-style-name="內文" style:family="paragraph">
      <style:paragraph-properties style:snap-to-layout-grid="false" fo:text-align="center"/>
    </style:style>
    <style:style style:name="T97" style:parent-style-name="預設段落字型" style:family="text">
      <style:text-properties style:font-name-asian="標楷體"/>
    </style:style>
    <style:style style:name="TableRow98" style:family="table-row">
      <style:table-row-properties style:min-row-height="0.2951in"/>
    </style:style>
    <style:style style:name="TableCell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09" style:family="table-row">
      <style:table-row-properties style:min-row-height="0.2951in"/>
    </style:style>
    <style:style style:name="TableCell1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margin-top="0.0333in" fo:margin-bottom="0.0333in"/>
      <style:text-properties style:font-name-asian="標楷體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20" style:family="table-row">
      <style:table-row-properties style:min-row-height="0.2951in"/>
    </style:style>
    <style:style style:name="TableCell12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margin-top="0.0333in" fo:margin-bottom="0.0333in"/>
      <style:text-properties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1" style:family="table-row">
      <style:table-row-properties style:min-row-height="0.2951in"/>
    </style:style>
    <style:style style:name="TableCell1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margin-top="0.0333in" fo:margin-bottom="0.0333in"/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42" style:family="table-row">
      <style:table-row-properties style:min-row-height="0.2951in"/>
    </style:style>
    <style:style style:name="TableCell1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margin-top="0.0333in" fo:margin-bottom="0.0333in"/>
      <style:text-properties style:font-name-asian="標楷體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53" style:family="table-row">
      <style:table-row-properties style:min-row-height="0.2951in"/>
    </style:style>
    <style:style style:name="TableCell1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margin-top="0.0333in" fo:margin-bottom="0.0333in"/>
      <style:text-properties style:font-name-asian="標楷體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64" style:family="table-row">
      <style:table-row-properties style:min-row-height="0.2951in"/>
    </style:style>
    <style:style style:name="TableCell1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margin-top="0.0333in" fo:margin-bottom="0.0333in"/>
      <style:text-properties style:font-name-asian="標楷體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75" style:family="table-row">
      <style:table-row-properties style:min-row-height="0.2951in"/>
    </style:style>
    <style:style style:name="TableCell17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margin-top="0.0333in" fo:margin-bottom="0.0333in"/>
      <style:text-properties style:font-name="標楷體" style:font-name-asian="標楷體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8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86" style:family="table-row">
      <style:table-row-properties style:min-row-height="0.2951in"/>
    </style:style>
    <style:style style:name="TableCell18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margin-top="0.0333in" fo:margin-bottom="0.0333in"/>
      <style:text-properties style:font-name="標楷體" style:font-name-asian="標楷體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9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97" style:family="table-row">
      <style:table-row-properties style:min-row-height="0.6166in"/>
    </style:style>
    <style:style style:name="TableCell198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416in" fo:margin-bottom="0.0416in"/>
    </style:style>
    <style:style style:name="T200" style:parent-style-name="預設段落字型" style:family="text">
      <style:text-properties style:font-name-asian="標楷體" fo:font-size="11pt" style:font-size-asian="11pt" style:font-size-complex="11pt"/>
    </style:style>
    <style:style style:name="TableCell20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-asian="標楷體"/>
    </style:style>
    <style:style style:name="P20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06" style:parent-style-name="預設段落字型" style:family="text">
      <style:text-properties style:font-name-asian="標楷體"/>
    </style:style>
    <style:style style:name="T207" style:parent-style-name="預設段落字型" style:family="text">
      <style:text-properties style:font-name-asian="標楷體"/>
    </style:style>
    <style:style style:name="T20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0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2" style:parent-style-name="預設段落字型" style:family="text">
      <style:text-properties style:font-name-asian="標楷體" fo:font-weight="bold" style:font-weight-asian="bold"/>
    </style:style>
    <style:style style:name="T21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-asian="標楷體" fo:font-weight="bold" style:font-weight-asian="bold"/>
    </style:style>
    <style:style style:name="T21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-asian="標楷體" fo:font-weight="bold" style:font-weight-asian="bold"/>
    </style:style>
    <style:style style:name="P21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8" style:parent-style-name="預設段落字型" style:family="text">
      <style:text-properties style:font-name-asian="標楷體"/>
    </style:style>
    <style:style style:name="T219" style:parent-style-name="預設段落字型" style:family="text">
      <style:text-properties style:font-name-asian="標楷體"/>
    </style:style>
    <style:style style:name="P220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1" style:parent-style-name="預設段落字型" style:family="text">
      <style:text-properties style:font-name-asian="標楷體"/>
    </style:style>
    <style:style style:name="T222" style:parent-style-name="預設段落字型" style:family="text">
      <style:text-properties style:font-name-asian="標楷體"/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/>
    </style:style>
    <style:style style:name="P226" style:parent-style-name="內文" style:family="paragraph">
      <style:text-properties style:font-name-asian="標楷體" fo:font-size="1pt" style:font-size-asian="1pt" style:font-size-complex="1pt"/>
    </style:style>
    <style:style style:name="P227" style:parent-style-name="內文" style:family="paragraph">
      <style:paragraph-properties fo:margin-top="0.0416in" fo:margin-bottom="0.0416in"/>
    </style:style>
    <style:style style:name="T22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29" style:parent-style-name="預設段落字型" style:family="text">
      <style:text-properties fo:color="#000000" style:letter-kerning="false" fo:font-size="14pt" style:font-size-asian="14pt" style:font-size-complex="14pt"/>
    </style:style>
    <style:style style:name="T230" style:parent-style-name="預設段落字型" style:family="text">
      <style:text-properties fo:color="#000000" style:letter-kerning="false" fo:font-size="14pt" style:font-size-asian="14pt" style:font-size-complex="14pt"/>
    </style:style>
    <style:style style:name="T231" style:parent-style-name="預設段落字型" style:family="text">
      <style:text-properties fo:color="#000000" style:letter-kerning="false" fo:font-size="14pt" style:font-size-asian="14pt" style:font-size-complex="14pt"/>
    </style:style>
    <style:style style:name="T232" style:parent-style-name="預設段落字型" style:family="text">
      <style:text-properties fo:color="#000000" style:letter-kerning="false" fo:font-size="14pt" style:font-size-asian="14pt" style:font-size-complex="14pt"/>
    </style:style>
    <style:style style:name="T23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</text:span><text:span text:style-name="T9"><text:s text:c="2"/></text:span><text:span text:style-name="T10">乾燥設備及其附屬設備</text:span><text:span text:style-name="T11"><text:s/></text:span><text:span text:style-name="T12">定期檢查表</text:span><text:span text:style-name="T13">(</text:span><text:span text:style-name="T14">每年</text:span><text:span text:style-name="T15">)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負責單位</text:span></text:p>
          </table:table-cell>
          <table:covered-table-cell/>
          <table:table-cell table:style-name="TableCell27" table:number-columns-spanned="2">
            <text:p text:style-name="P28"><text:span text:style-name="T29">○○</text:span><text:span text:style-name="T30">系</text:span></text:p>
          </table:table-cell>
          <table:covered-table-cell/>
          <table:table-cell table:style-name="TableCell31">
            <text:p text:style-name="P32"><text:span text:style-name="T33">檢查人員</text:span></text:p>
          </table:table-cell>
          <table:table-cell table:style-name="TableCell34">
            <text:p text:style-name="P35">OOO</text:p>
          </table:table-cell>
        </table:table-row>
        <table:table-row table:style-name="TableRow36">
          <table:table-cell table:style-name="TableCell37" table:number-columns-spanned="2">
            <text:p text:style-name="P38">實驗場所名稱(編號)</text:p>
          </table:table-cell>
          <table:covered-table-cell/>
          <table:table-cell table:style-name="TableCell39" table:number-columns-spanned="2">
            <text:p text:style-name="P40"><text:span text:style-name="T41">○○○○</text:span><text:span text:style-name="T42">實驗室</text:span><text:span text:style-name="T43">(</text:span><text:span text:style-name="T44">編號</text:span><text:span text:style-name="T45">)</text:span></text:p>
          </table:table-cell>
          <table:covered-table-cell/>
          <table:table-cell table:style-name="TableCell46">
            <text:p text:style-name="P47"><text:span text:style-name="T48">檢查日期</text:span><text:span text:style-name="T49"><text:s text:c="30"/></text:span><text:span text:style-name="T50"><text:s text:c="3"/></text:span></text:p>
          </table:table-cell>
          <table:table-cell table:style-name="TableCell51">
            <text:p text:style-name="P52">107年3月3日</text:p>
          </table:table-cell>
        </table:table-row>
        <table:table-row table:style-name="TableRow53">
          <table:table-cell table:style-name="TableCell54" table:number-columns-spanned="2">
            <text:p text:style-name="P55"><text:span text:style-name="T56">設</text:span><text:span text:style-name="T57"><text:s/></text:span><text:span text:style-name="T58">備</text:span><text:span text:style-name="T59"><text:s/></text:span><text:span text:style-name="T60">名</text:span><text:span text:style-name="T61"><text:s/></text:span><text:span text:style-name="T62">稱</text:span><text:span text:style-name="T63">(</text:span><text:span text:style-name="T64">規格</text:span><text:span text:style-name="T65">)</text:span></text:p>
          </table:table-cell>
          <table:covered-table-cell/>
          <table:table-cell table:style-name="TableCell66" table:number-columns-spanned="4">
            <text:p text:style-name="P67"><text:span text:style-name="T68">真空烘箱</text:span><text:span text:style-name="T69">(500-700℃)</text:span></text:p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項次</text:span></text:p>
          </table:table-cell>
          <table:table-cell table:style-name="TableCell74" table:number-columns-spanned="2">
            <text:p text:style-name="P75"><text:span text:style-name="T76">檢查部分</text:span></text:p>
            <text:p text:style-name="P77"><text:span text:style-name="T78">(</text:span><text:span text:style-name="T79">檢附包括有關之工作流程圖、機械設備結構圖</text:span><text:span text:style-name="T80">)</text:span></text:p>
          </table:table-cell>
          <table:covered-table-cell/>
          <table:table-cell table:style-name="TableCell81">
            <text:p text:style-name="P82">檢查方法</text:p>
            <text:p text:style-name="P83"><text:span text:style-name="T84">(</text:span><text:span text:style-name="T85">目測、操作或量測等</text:span><text:span text:style-name="T86">)</text:span></text:p>
          </table:table-cell>
          <table:table-cell table:style-name="TableCell87">
            <text:p text:style-name="P88"><text:span text:style-name="T89">檢查結果</text:span></text:p>
            <text:p text:style-name="P90"><text:span text:style-name="T91">(</text:span><text:span text:style-name="T92">包括發現危害、分析危害因素</text:span><text:span text:style-name="T93">)</text:span></text:p>
          </table:table-cell>
          <table:table-cell table:style-name="TableCell94">
            <text:p text:style-name="P95">依檢查結果應採取</text:p>
            <text:p text:style-name="P96"><text:span text:style-name="T97">改善措施之內容</text:span>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 table:number-columns-spanned="2">
            <text:p text:style-name="P102">內面、外面及外部之棚櫃等是否損傷、變形或腐蝕</text:p>
          </table:table-cell>
          <table:covered-table-cell/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2</text:p>
          </table:table-cell>
          <table:table-cell table:style-name="TableCell112" table:number-columns-spanned="2">
            <text:p text:style-name="P113">危險物之乾燥設備中，排出因乾燥產生之氣體、蒸氣或粉塵等之設備有無異常</text:p>
          </table:table-cell>
          <table:covered-table-cell/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3</text:p>
          </table:table-cell>
          <table:table-cell table:style-name="TableCell123" table:number-columns-spanned="2">
            <text:p text:style-name="P124">使用液體燃料或可燃性液體為熱源之乾燥處之換氣設備有無異常</text:p>
          </table:table-cell>
          <table:covered-table-cell/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4</text:p>
          </table:table-cell>
          <table:table-cell table:style-name="TableCell134" table:number-columns-spanned="2">
            <text:p text:style-name="P135">窺視孔、出入孔、排氣孔等開口部有無異常</text:p>
          </table:table-cell>
          <table:covered-table-cell/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5</text:p>
          </table:table-cell>
          <table:table-cell table:style-name="TableCell145" table:number-columns-spanned="2">
            <text:p text:style-name="P146">內部溫度測定裝置及調整裝置有無異常</text:p>
          </table:table-cell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6</text:p>
          </table:table-cell>
          <table:table-cell table:style-name="TableCell156" table:number-columns-spanned="2">
            <text:p text:style-name="P157">設置於內部之電氣機械器具或配線有無異常</text:p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7</text:p>
          </table:table-cell>
          <table:table-cell table:style-name="TableCell167" table:number-columns-spanned="2">
            <text:p text:style-name="P168">其他</text:p>
          </table:table-cell>
          <table:covered-table-cell/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8</text:p>
          </table:table-cell>
          <table:table-cell table:style-name="TableCell178" table:number-columns-spanned="2">
            <text:p text:style-name="P179"/>
          </table:table-cell>
          <table:covered-table-cell/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9</text:p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注意事項</text:span></text:p>
          </table:table-cell>
          <table:table-cell table:style-name="TableCell201" table:number-columns-spanned="5">
            <text:p text:style-name="P202"><text:span text:style-name="T203">1.</text:span><text:span text:style-name="T204">依職業安全衛生管理辦法第二十七條實施。</text:span></text:p>
            <text:p text:style-name="P205"><text:span text:style-name="T206">2.</text:span><text:span text:style-name="T207">檢查週期：</text:span><text:span text:style-name="T208">1</text:span><text:span text:style-name="T209">次</text:span><text:span text:style-name="T210">/</text:span><text:span text:style-name="T211">年</text:span><text:span text:style-name="T212">，</text:span><text:span text:style-name="T213">表格完成後請自行保存三年</text:span><text:span text:style-name="T214">，</text:span><text:span text:style-name="T215">以供備查</text:span><text:span text:style-name="T216">。</text:span></text:p>
            <text:p text:style-name="P217"><text:span text:style-name="T218">3.</text:span><text:span text:style-name="T219">檢查結果應詳實紀錄，註明為良好、不佳或劣化，若有實測數據者，請確實填寫；發現異常時，請立即報修。</text:span></text:p>
            <text:p text:style-name="P220"><text:span text:style-name="T221">(</text:span><text:span text:style-name="T222">危害因素：含機械傷害、墜落、危險物及有害物、感電、缺氧、噪音、振動、輻射、溫差、作業環境、火災爆炸、人因</text:span><text:span text:style-name="T223">…</text:span><text:span text:style-name="T224">等</text:span><text:span text:style-name="T22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6"/>
      <text:p text:style-name="P227"><text:span text:style-name="T228">檢查人員：</text:span><text:span text:style-name="T229"> </text:span><text:span text:style-name="T230"><text:s text:c="16"/></text:span><text:span text:style-name="T231">　　　　　　　　　　　　　</text:span><text:span text:style-name="T232"><text:s text:c="4"/></text:span><text:span text:style-name="T233">工作</text:span><text:span text:style-name="T234">場所</text:span><text:span text:style-name="T235">負</text:span><text:span text:style-name="T236">責</text:span><text:span text:style-name="T237">人：</text:span><text:span text:style-name="T238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1965in" fo:margin-left="1in" fo:margin-bottom="0.355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98in"/>
      </style:header-style>
      <style:footer-style>
        <style:header-footer-properties style:dynamic-spacing="true" fo:min-height="0.1444in"/>
      </style:footer-style>
    </style:page-layout>
    <style:style style:name="P2" style:parent-style-name="內文" style:family="paragraph">
      <style:paragraph-properties style:snap-to-layout-grid="false" fo:text-align="end" fo:margin-right="-0.05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4:00Z</meta:creation-date>
    <dc:date>2018-04-23T09:54:00Z</dc:date>
    <meta:print-date>2005-01-13T03:2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9" meta:character-count="667" meta:row-count="4" meta:non-whitespace-character-count="569"/>
  </office:meta>
</office:document-meta>
</file>